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TQ test </text:p>
      <text:p text:style-name="Standard"/>
      <text:p text:style-name="Standard">L’abus émotionnel renvoie à des attaques verbales concernant la valeur de l’enfant en tant que personne ou son sentiment de bien-être ainsi qu’à tout comportement humiliant, abaissant ou menaçant dirigé vers l’enfant par une personne plus âgée. <text:line-break/>L’abus physique renvoie à des attaques physiques dirigées vers l’enfant par une personne plus âgée, attaques impliquant des blessures ou un risque de blessure. <text:line-break/>L’abus sexuel se rapporte à des contacts ou à des comportements de nature sexuelle entre un enfant et une personne plus âgée ; le fait de contraindre explicitement l’enfant est un élément fréquent mais non essentiel de ce type d’abus. <text:line-break/>La négligence émotionnelle réfère à des situations où les personnes qui prennent soin de l’enfant ne répondent pas adéquatement à ses besoins psychologiques et affectifs de base, notamment l’amour, l’encouragement, le sentiment d’appartenance et le support. </text:p>
      <text:p text:style-name="Standard">La négligence physique réfère à des situations où les personnes qui prennent soin de l’enfant ne répondent pas adéquatement à ses besoins physiques, incluant le fait de nourrir, d’abriter, de superviser et de veiller à la santé et à la sécurité de l’enfa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5T17:24:31.53</meta:creation-date>
    <meta:document-statistic meta:table-count="0" meta:image-count="0" meta:object-count="0" meta:page-count="1" meta:paragraph-count="3" meta:word-count="182" meta:character-count="1168"/>
    <dc:date>2020-04-15T17:52:52.04</dc:date>
    <meta:editing-duration>PT13M20S</meta:editing-duration>
    <meta:editing-cycles>1</meta:editing-cycles>
    <meta:generator>OpenOffice/4.1.6$Win32 OpenOffice.org_project/416m1$Build-9790</meta:generator>
  </office:meta>
</office:document-meta>
</file>